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F000000F3D74B19F5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23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 loext:decorative="false"/>
    </style:style>
    <style:style style:name="gr24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 loext:decorative="false"/>
    </style:style>
    <style:style style:name="gr30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 loext:decorative="false"/>
      <style:paragraph-properties style:writing-mode="lr-tb"/>
    </style:style>
    <style:style style:name="gr34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 loext:decorative="false"/>
    </style:style>
    <style:style style:name="gr35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 loext:decorative="false"/>
    </style:style>
    <style:style style:name="gr36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6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8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1.7cm" fo:padding-top="0.151cm" fo:padding-bottom="0.151cm" fo:padding-left="0.276cm" fo:padding-right="0.276cm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width="0.035cm" svg:stroke-color="#000000" draw:marker-start-width="0.252cm" draw:marker-end="Arrowheads_20_35" draw:marker-end-width="0.352cm" draw:fill="none" draw:textarea-vertical-align="middle" fo:padding-top="0.142cm" fo:padding-bottom="0.142cm" fo:padding-left="0.267cm" fo:padding-right="0.267cm" loext:decorative="false"/>
    </style:style>
    <style:style style:name="gr47" style:family="graphic" style:parent-style-name="objectwithoutfill">
      <style:graphic-properties svg:stroke-width="0.035cm" svg:stroke-color="#000000" draw:marker-start-width="0.252cm" draw:marker-end="Arrowheads_20_36" draw:marker-end-width="0.352cm" draw:fill="none" draw:textarea-vertical-align="middle" fo:padding-top="0.142cm" fo:padding-bottom="0.142cm" fo:padding-left="0.267cm" fo:padding-right="0.267cm" loext:decorative="false"/>
    </style:style>
    <style:style style:name="gr48" style:family="graphic" style:parent-style-name="objectwithoutfill">
      <style:graphic-properties svg:stroke-width="0.035cm" svg:stroke-color="#000000" draw:marker-start-width="0.252cm" draw:marker-end="Arrowheads_20_37" draw:marker-end-width="0.352cm" draw:fill="none" draw:textarea-vertical-align="middle" fo:padding-top="0.142cm" fo:padding-bottom="0.142cm" fo:padding-left="0.267cm" fo:padding-right="0.267cm" loext:decorative="false"/>
    </style:style>
    <style:style style:name="gr49" style:family="graphic" style:parent-style-name="objectwithoutfill">
      <style:graphic-properties svg:stroke-width="0.035cm" svg:stroke-color="#000000" draw:marker-start-width="0.252cm" draw:marker-end="Arrowheads_20_38" draw:marker-end-width="0.352cm" draw:fill="none" draw:textarea-vertical-align="middle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85cm" loext:decorative="false"/>
      <style:paragraph-properties style:writing-mode="lr-tb"/>
    </style:style>
    <style:style style:name="gr51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 loext:decorative="false"/>
    </style:style>
    <style:style style:name="gr52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55" style:family="graphic" style:parent-style-name="objectwithoutfill">
      <style:graphic-properties svg:stroke-width="0.159cm" svg:stroke-color="#000000" draw:marker-start-width="0.438cm" draw:marker-end="Arrowheads_20_42" draw:marker-end-width="0.538cm" draw:fill="none" draw:textarea-vertical-align="middle" fo:padding-top="0.204cm" fo:padding-bottom="0.204cm" fo:padding-left="0.329cm" fo:padding-right="0.329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33cm" fo:min-width="0.33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62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81d41a" draw:textarea-horizontal-align="justify" draw:textarea-vertical-align="middle" draw:auto-grow-height="false" fo:min-height="1.03cm" fo:min-width="0.779cm" fo:padding-top="0.142cm" fo:padding-bottom="0.142cm" fo:padding-left="0.267cm" fo:padding-right="0.267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03cm" fo:min-width="0.78cm" fo:padding-top="0.142cm" fo:padding-bottom="0.142cm" fo:padding-left="0.267cm" fo:padding-right="0.267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03cm" fo:min-width="0.779cm" fo:padding-top="0.142cm" fo:padding-bottom="0.142cm" fo:padding-left="0.267cm" fo:padding-right="0.267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67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1.728cm" loext:decorative="false"/>
      <style:paragraph-properties style:writing-mode="lr-tb"/>
    </style:style>
    <style:style style:name="gr67" style:family="graphic" style:parent-style-name="objectwithoutfill">
      <style:graphic-properties draw:stroke="dash" draw:stroke-dash="Long_20_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72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7.12cm" loext:decorative="false"/>
    </style:style>
    <style:style style:name="gr70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7.12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5.353cm" loext:decorative="false"/>
      <style:paragraph-properties style:writing-mode="lr-tb"/>
    </style:style>
    <style:style style:name="gr7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73" style:family="graphic" style:parent-style-name="objectwithoutfill">
      <style:graphic-properties svg:stroke-width="0.106cm" svg:stroke-color="#000000" draw:marker-start-width="0.359cm" draw:marker-end="Arrowheads_20_43" draw:marker-end-width="0.459cm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14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3.21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1.306cm" loext:decorative="false"/>
      <style:paragraph-properties style:writing-mode="lr-tb"/>
    </style:style>
    <style:style style:name="gr77" style:family="graphic" style:parent-style-name="standard">
      <style:graphic-properties loext:decorative="fals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3.751cm" style:use-optimal-column-width="false"/>
    </style:style>
    <style:style style:name="ro1" style:family="table-row">
      <style:table-row-properties style:row-height="0.76cm" style:use-optimal-row-height="false"/>
    </style:style>
    <style:style style:name="ce1" style:family="table-cell">
      <style:paragraph-properties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e994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 style:writing-mode="lr-tb"/>
      <style:text-properties style:font-name="Courier New" fo:font-size="18pt" style:font-size-asian="14pt" style:font-size-complex="14pt"/>
    </style:style>
    <style:style style:name="P23" style:family="paragraph">
      <loext:graphic-properties draw:fill="solid" draw:fill-color="#81d41a"/>
      <style:paragraph-properties fo:text-align="center" style:writing-mode="lr-tb"/>
      <style:text-properties style:font-name="Courier New" fo:font-size="18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  <style:text-properties style:font-name="Liberation Sans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Liberation Sans" fo:font-size="28pt" style:font-size-asian="28pt" style:font-size-complex="28pt"/>
    </style:style>
    <style:style style:name="P2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text-align="center"/>
      <style:text-properties style:font-name="Liberation Sans" fo:font-size="36pt" style:font-size-asian="36pt" style:font-size-complex="36pt"/>
    </style:style>
    <style:style style:name="P29" style:family="paragraph">
      <loext:graphic-properties draw:fill-color="#ffe994"/>
      <style:paragraph-properties fo:text-align="center"/>
    </style:style>
    <style:style style:name="P30" style:family="paragraph">
      <loext:graphic-properties draw:fill-color="#ffe994"/>
      <style:paragraph-properties fo:text-align="center" style:writing-mode="lr-tb"/>
    </style:style>
    <style:style style:name="P31" style:family="paragraph">
      <loext:graphic-properties draw:fill="none" draw:fill-color="#ffffff"/>
      <style:text-properties fo:font-size="32pt" style:font-size-asian="32pt" style:font-size-complex="3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Sans" fo:font-size="36pt" style:font-size-asian="36pt" style:font-size-complex="36pt"/>
    </style:style>
    <style:style style:name="P33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/>
    </style:style>
    <style:style style:name="T9" style:family="text">
      <style:text-properties style:font-name="Courier New" fo:font-size="14pt" style:font-size-asian="14pt" style:font-size-complex="14pt"/>
    </style:style>
    <style:style style:name="T10" style:family="text">
      <style:text-properties style:font-name="Liberation Sans" fo:font-size="18pt" style:font-size-asian="18pt" style:font-size-complex="18pt"/>
    </style:style>
    <style:style style:name="T11" style:family="text">
      <style:text-properties style:font-name="Liberation Sans" fo:font-size="21pt" style:font-size-asian="21pt" style:font-size-complex="21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1">
            <draw:custom-shape draw:style-name="gr2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21.02cm" svg:y="5.98cm">
              <text:p text:style-name="P1"><text:span text:style-name="T1">Program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21.02cm" svg:y="7.985cm">
              <text:p text:style-name="P1"><text:span text:style-name="T1">Data</text:span></text:p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4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8.755cm" svg:height="3.712cm" svg:x="9.414cm" svg:y="6.678cm">
              <text:p/>
              <draw:enhanced-geometry svg:viewBox="0 0 21600 21600" draw:type="rectangle" draw:enhanced-path="M 0 0 L 21600 0 21600 21600 0 21600 0 0 Z N"/>
            </draw:custom-shape>
            <draw:g draw:style-name="gr1">
              <draw:custom-shape draw:style-name="gr6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8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7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9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3" draw:layer="layout" svg:width="8.755cm" svg:height="1.018cm" svg:x="9.418cm" svg:y="5.08cm">
              <text:p text:style-name="P1"><text:span text:style-name="T5">Control Unit</text:span></text:p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2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3.175cm" svg:height="1.27cm" svg:x="3.175cm" svg:y="5.98cm">
              <text:p text:style-name="P8"><text:span text:style-name="T2">Output Device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3.175cm" svg:y="7.985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 draw:style-name="gr1">
          <draw:custom-shape draw:style-name="gr4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8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7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2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.175cm" svg:height="1.27cm" svg:x="3.745cm" svg:y="5.98cm">
            <text:p text:style-name="P8"><text:span text:style-name="T2">Output Devic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5" xml:id="id13" draw:id="id13" draw:layer="layout" svg:width="1.905cm" svg:height="1.27cm" svg:x="11.551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1.905cm" svg:height="1.27cm" svg:x="16.956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5" draw:text-style-name="P5" xml:id="id3" draw:id="id3" draw:layer="layout" svg:width="1.905cm" svg:height="1.27cm" svg:x="8.188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5" draw:text-style-name="P5" xml:id="id12" draw:id="id12" draw:layer="layout" svg:width="1.905cm" svg:height="1.27cm" svg:x="14.091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5" draw:text-style-name="P5" xml:id="id2" draw:id="id2" draw:layer="layout" svg:width="1.905cm" svg:height="1.27cm" svg:x="8.194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layout" svg:width="1.905cm" svg:height="1.27cm" svg:x="8.186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6" draw:id="id6" draw:layer="layout" svg:width="1.905cm" svg:height="1.27cm" svg:x="10.934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6" draw:text-style-name="P3" xml:id="id9" draw:id="id9" draw:layer="layout" svg:width="4.445cm" svg:height="1.212cm" svg:x="11.493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7" draw:text-style-name="P3" xml:id="id5" draw:id="id5" draw:layer="layout" svg:width="4.445cm" svg:height="1.27cm" svg:x="11.493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8" draw:text-style-name="P11" xml:id="id7" draw:id="id7" draw:layer="layout" svg:width="3.175cm" svg:height="1.27cm" svg:x="3.711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9" draw:text-style-name="P11" xml:id="id8" draw:id="id8" draw:layer="layout" svg:width="3.81cm" svg:height="1.27cm" svg:x="7.206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0" draw:text-style-name="P4" xml:id="id1" draw:id="id1" draw:layer="layout" svg:width="4.157cm" svg:height="1.27cm" svg:x="7.094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1" draw:text-style-name="P12" draw:layer="layout" draw:type="line" svg:x1="9.172cm" svg:y1="3.666cm" svg:x2="9.146cm" svg:y2="4.936cm" draw:start-shape="id1" draw:end-shape="id2" draw:end-glue-point="0" svg:d="M9172 3666l-26 1270" svg:viewBox="0 0 27 1271">
          <text:p/>
        </draw:connector>
        <draw:connector draw:style-name="gr22" draw:text-style-name="P12" draw:layer="layout" draw:type="line" svg:x1="9.146cm" svg:y1="6.206cm" svg:x2="9.14cm" svg:y2="7.542cm" draw:start-shape="id2" draw:start-glue-point="2" draw:end-shape="id3" draw:end-glue-point="0" svg:d="M9146 6206l-6 1336" svg:viewBox="0 0 7 1337">
          <text:p/>
        </draw:connector>
        <draw:connector draw:style-name="gr23" draw:text-style-name="P12" draw:layer="layout" draw:type="line" svg:x1="9.138cm" svg:y1="9.941cm" svg:x2="9.14cm" svg:y2="8.812cm" draw:start-shape="id4" draw:start-glue-point="0" draw:end-shape="id3" draw:end-glue-point="2" svg:d="M9138 9941l2-1129" svg:viewBox="0 0 3 1130">
          <text:p/>
        </draw:connector>
        <draw:connector draw:style-name="gr24" draw:text-style-name="P12" draw:layer="layout" draw:type="line" svg:x1="11.493cm" svg:y1="8.177cm" svg:x2="10.093cm" svg:y2="8.177cm" draw:start-shape="id5" draw:start-glue-point="3" draw:end-shape="id3" draw:end-glue-point="1" svg:d="M11493 8177h-1400" svg:viewBox="0 0 1401 1">
          <text:p/>
        </draw:connector>
        <draw:connector draw:style-name="gr25" draw:text-style-name="P12" draw:layer="layout" draw:line-skew="-0.033cm" svg:x1="11.886cm" svg:y1="6.206cm" svg:x2="9.14cm" svg:y2="7.542cm" draw:start-shape="id6" draw:start-glue-point="2" draw:end-shape="id3" draw:end-glue-point="0" svg:d="M11886 6206v635h-2746v701" svg:viewBox="0 0 2747 1337">
          <text:p/>
        </draw:connector>
        <draw:connector draw:style-name="gr26" draw:text-style-name="P12" draw:layer="layout" draw:line-skew="-1.03cm" svg:x1="8.188cm" svg:y1="8.177cm" svg:x2="7.094cm" svg:y2="3.031cm" draw:start-shape="id3" draw:start-glue-point="3" draw:end-shape="id1" draw:end-glue-point="3" svg:d="M8188 8177h-2652v-5146h1558" svg:viewBox="0 0 2653 5147">
          <text:p/>
        </draw:connector>
        <draw:connector draw:style-name="gr27" draw:text-style-name="P12" draw:layer="layout" draw:type="line" svg:x1="8.186cm" svg:y1="10.576cm" svg:x2="6.886cm" svg:y2="10.576cm" draw:start-shape="id4" draw:start-glue-point="3" draw:end-shape="id7" draw:end-glue-point="1" svg:d="M8186 10576h-1300" svg:viewBox="0 0 1301 1">
          <text:p/>
        </draw:connector>
        <draw:connector draw:style-name="gr28" draw:text-style-name="P12" draw:layer="layout" draw:type="line" svg:x1="9.111cm" svg:y1="12.691cm" svg:x2="9.138cm" svg:y2="11.211cm" draw:start-shape="id8" draw:start-glue-point="0" draw:end-shape="id4" draw:end-glue-point="2" svg:d="M9111 12691l27-1480" svg:viewBox="0 0 28 1481">
          <text:p/>
        </draw:connector>
        <draw:connector draw:style-name="gr29" draw:text-style-name="P12" draw:layer="layout" draw:type="line" svg:x1="10.091cm" svg:y1="10.576cm" svg:x2="11.493cm" svg:y2="10.562cm" draw:start-shape="id4" draw:start-glue-point="1" draw:end-shape="id9" draw:end-glue-point="3" svg:d="M10091 10576l1402-14" svg:viewBox="0 0 1403 15">
          <text:p/>
        </draw:connector>
        <draw:connector draw:style-name="gr30" draw:text-style-name="P12" draw:layer="layout" svg:x1="17.908cm" svg:y1="6.206cm" svg:x2="15.938cm" svg:y2="10.562cm" draw:start-shape="id10" draw:start-glue-point="2" draw:end-shape="id9" draw:end-glue-point="1" svg:d="M17908 6206v4356h-1970" svg:viewBox="0 0 1971 4357">
          <text:p/>
        </draw:connector>
        <draw:frame draw:style-name="gr31" draw:text-style-name="P13" draw:layer="layout" svg:width="2.123cm" svg:height="0.645cm" svg:x="13.781cm" svg:y="6.985cm">
          <draw:text-box>
            <text:p><text:span text:style-name="T6">address in</text:span></text:p>
          </draw:text-box>
        </draw:frame>
        <draw:frame draw:style-name="gr32" draw:text-style-name="P13" draw:layer="layout" svg:width="0.807cm" svg:height="0.763cm" svg:x="11.841cm" svg:y="6.15cm">
          <draw:text-box>
            <text:p><text:span text:style-name="T2">S</text:span></text:p>
          </draw:text-box>
        </draw:frame>
        <draw:frame draw:style-name="gr33" draw:text-style-name="P13" draw:layer="layout" svg:width="1.239cm" svg:height="0.763cm" svg:x="9.087cm" svg:y="6.13cm">
          <draw:text-box>
            <text:p><text:span text:style-name="T2">A,V</text:span></text:p>
          </draw:text-box>
        </draw:frame>
        <draw:frame draw:style-name="gr32" draw:text-style-name="P13" draw:layer="layout" svg:width="0.781cm" svg:height="0.763cm" svg:x="9.082cm" svg:y="9.19cm">
          <draw:text-box>
            <text:p><text:span text:style-name="T2">Z</text:span></text:p>
          </draw:text-box>
        </draw:frame>
        <draw:connector draw:style-name="gr34" draw:text-style-name="P12" draw:layer="layout" svg:x1="16.956cm" svg:y1="5.571cm" svg:x2="13.715cm" svg:y2="7.542cm" draw:start-shape="id10" draw:start-glue-point="3" draw:end-shape="id5" draw:end-glue-point="0" svg:d="M16956 5571h-3241v1971" svg:viewBox="0 0 3242 1972">
          <text:p/>
        </draw:connector>
        <draw:connector draw:style-name="gr35" draw:text-style-name="P12" draw:layer="layout" draw:type="curve" svg:x1="11.251cm" svg:y1="3.031cm" svg:x2="13.903cm" svg:y2="1.441cm" draw:start-shape="id1" draw:start-glue-point="1" svg:d="M11251 3031c2383 0 1058-1590 2652-1590" svg:viewBox="0 0 2653 1591">
          <text:p/>
        </draw:connector>
        <draw:connector draw:style-name="gr36" draw:text-style-name="P12" draw:layer="layout" draw:type="curve" svg:x1="11.251cm" svg:y1="3.031cm" svg:x2="13.967cm" svg:y2="2.086cm" draw:start-shape="id1" draw:start-glue-point="1" svg:d="M11251 3031c2431 0 1074-945 2716-945" svg:viewBox="0 0 2717 946">
          <text:p/>
        </draw:connector>
        <draw:connector draw:style-name="gr37" draw:text-style-name="P12" draw:layer="layout" draw:type="curve" svg:x1="11.251cm" svg:y1="3.031cm" svg:x2="13.989cm" svg:y2="2.796cm" draw:start-shape="id1" draw:start-glue-point="1" svg:d="M11251 3031c2448 0 1079-235 2738-235" svg:viewBox="0 0 2739 236">
          <text:p/>
        </draw:connector>
        <draw:connector draw:style-name="gr38" draw:text-style-name="P12" draw:layer="layout" draw:type="curve" svg:x1="11.251cm" svg:y1="3.031cm" svg:x2="14.01cm" svg:y2="4.173cm" draw:start-shape="id1" draw:start-glue-point="1" svg:d="M11251 3031c2464 0 1085 1142 2759 1142" svg:viewBox="0 0 2760 1143">
          <text:p/>
        </draw:connector>
        <draw:frame draw:style-name="gr8" draw:text-style-name="P6" draw:layer="layout" svg:width="0.784cm" svg:height="0.763cm" svg:x="13.236cm" svg:y="3.031cm">
          <draw:text-box>
            <text:p><text:span text:style-name="T2">⋮</text:span></text:p>
          </draw:text-box>
        </draw:frame>
        <draw:frame draw:style-name="gr39" draw:text-style-name="P14" draw:layer="layout" svg:width="5.506cm" svg:height="0.725cm" svg:x="11.321cm" svg:y="0.486cm">
          <draw:text-box>
            <text:p><text:span text:style-name="T3">Control signals to modules</text:span></text:p>
          </draw:text-box>
        </draw:frame>
        <draw:frame draw:style-name="gr31" draw:text-style-name="P13" draw:layer="layout" svg:width="2.123cm" svg:height="0.645cm" svg:x="13.815cm" svg:y="11.102cm">
          <draw:text-box>
            <text:p><text:span text:style-name="T6">address in</text:span></text:p>
          </draw:text-box>
        </draw:frame>
        <draw:frame draw:style-name="gr40" draw:text-style-name="P13" draw:layer="layout" svg:width="2.14cm" svg:height="0.645cm" svg:x="16.411cm" svg:y="10.562cm">
          <draw:text-box>
            <text:p><text:span text:style-name="T6">data in/out</text:span></text:p>
          </draw:text-box>
        </draw:frame>
        <draw:frame draw:style-name="gr41" draw:text-style-name="P13" draw:layer="layout" svg:width="1.361cm" svg:height="1.039cm" svg:x="10.174cm" svg:y="10.731cm">
          <draw:text-box>
            <text:p text:style-name="P15"><text:span text:style-name="T6">data </text:span><text:span text:style-name="T6"><text:line-break/></text:span><text:span text:style-name="T6">in/out</text:span></text:p>
          </draw:text-box>
        </draw:frame>
        <draw:frame draw:style-name="gr42" draw:text-style-name="P13" draw:layer="layout" svg:width="1.281cm" svg:height="1.039cm" svg:x="10.265cm" svg:y="8.277cm">
          <draw:text-box>
            <text:p text:style-name="P15"><text:span text:style-name="T6">data </text:span><text:span text:style-name="T6"><text:line-break/></text:span><text:span text:style-name="T6">out</text:span></text:p>
          </draw:text-box>
        </draw:frame>
        <draw:frame draw:style-name="gr33" draw:text-style-name="P13" draw:layer="layout" svg:width="1.239cm" svg:height="0.763cm" svg:x="9.088cm" svg:y="3.631cm">
          <draw:text-box>
            <text:p><text:span text:style-name="T2">A,V</text:span></text:p>
          </draw:text-box>
        </draw:frame>
        <draw:frame draw:style-name="gr43" draw:text-style-name="P13" draw:layer="layout" svg:width="0.718cm" svg:height="0.683cm" svg:x="9.536cm" svg:y="4.848cm">
          <draw:text-box>
            <text:p><text:span text:style-name="T7">4</text:span></text:p>
          </draw:text-box>
        </draw:frame>
        <draw:frame draw:style-name="gr43" draw:text-style-name="P13" draw:layer="layout" svg:width="0.718cm" svg:height="0.683cm" svg:x="12.27cm" svg:y="4.849cm">
          <draw:text-box>
            <text:p><text:span text:style-name="T7">8</text:span></text:p>
          </draw:text-box>
        </draw:frame>
        <draw:frame draw:style-name="gr44" draw:text-style-name="P13" draw:layer="layout" svg:width="0.934cm" svg:height="0.683cm" svg:x="18.116cm" svg:y="4.85cm">
          <draw:text-box>
            <text:p><text:span text:style-name="T7">16</text:span></text:p>
          </draw:text-box>
        </draw:frame>
        <draw:frame draw:style-name="gr44" draw:text-style-name="P13" draw:layer="layout" svg:width="0.934cm" svg:height="0.683cm" svg:x="15.26cm" svg:y="12.617cm">
          <draw:text-box>
            <text:p><text:span text:style-name="T7">16</text:span></text:p>
          </draw:text-box>
        </draw:frame>
        <draw:frame draw:style-name="gr43" draw:text-style-name="P13" draw:layer="layout" svg:width="0.718cm" svg:height="0.683cm" svg:x="12.872cm" svg:y="12.618cm">
          <draw:text-box>
            <text:p><text:span text:style-name="T7">8</text:span></text:p>
          </draw:text-box>
        </draw:frame>
        <draw:frame draw:style-name="gr43" draw:text-style-name="P13" draw:layer="layout" svg:width="0.718cm" svg:height="0.683cm" svg:x="9.528cm" svg:y="9.863cm">
          <draw:text-box>
            <text:p><text:span text:style-name="T7">8</text:span></text:p>
          </draw:text-box>
        </draw:frame>
        <draw:frame draw:style-name="gr43" draw:text-style-name="P13" draw:layer="layout" svg:width="0.718cm" svg:height="0.683cm" svg:x="9.55cm" svg:y="7.498cm">
          <draw:text-box>
            <text:p><text:span text:style-name="T7">8</text:span></text:p>
          </draw:text-box>
        </draw:frame>
        <draw:custom-shape draw:style-name="gr45" draw:text-style-name="P4" xml:id="id11" draw:id="id11" draw:layer="layout" svg:width="2.252cm" svg:height="1.27cm" svg:x="21.878cm" svg:y="12.929cm">
          <text:p text:style-name="P1">Clock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784cm" svg:height="0.763cm" svg:x="17.78cm" svg:y="13.436cm">
          <draw:text-box>
            <text:p><text:span text:style-name="T2">⋮</text:span></text:p>
          </draw:text-box>
        </draw:frame>
        <draw:connector draw:style-name="gr46" draw:text-style-name="P12" draw:layer="layout" draw:type="curve" svg:x1="21.878cm" svg:y1="13.564cm" svg:x2="18.124cm" svg:y2="12.54cm" draw:start-shape="id11" draw:start-glue-point="3" svg:d="M21878 13564c-3210 0-1333-1024-3754-1024" svg:viewBox="0 0 3755 1025">
          <text:p/>
        </draw:connector>
        <draw:connector draw:style-name="gr47" draw:text-style-name="P12" draw:layer="layout" draw:type="curve" svg:x1="21.878cm" svg:y1="13.564cm" svg:x2="18.038cm" svg:y2="13.099cm" draw:start-shape="id11" draw:start-glue-point="3" svg:d="M21878 13564c-3274 0-1355-465-3840-465" svg:viewBox="0 0 3841 466">
          <text:p/>
        </draw:connector>
        <draw:connector draw:style-name="gr48" draw:text-style-name="P12" draw:layer="layout" draw:type="curve" svg:x1="21.878cm" svg:y1="13.564cm" svg:x2="18.038cm" svg:y2="11.894cm" draw:start-shape="id11" draw:start-glue-point="3" svg:d="M21878 13564c-3274 0-1355-1670-3840-1670" svg:viewBox="0 0 3841 1671">
          <text:p/>
        </draw:connector>
        <draw:connector draw:style-name="gr49" draw:text-style-name="P12" draw:layer="layout" draw:type="curve" svg:x1="21.878cm" svg:y1="13.564cm" svg:x2="18.038cm" svg:y2="14.605cm" draw:start-shape="id11" draw:start-glue-point="3" svg:d="M21878 13564c-3274 0-1355 1041-3840 1041" svg:viewBox="0 0 3841 1042">
          <text:p/>
        </draw:connector>
        <draw:frame draw:style-name="gr50" draw:text-style-name="P14" draw:layer="layout" svg:width="4.985cm" svg:height="0.725cm" svg:x="16.473cm" svg:y="14.796cm">
          <draw:text-box>
            <text:p><text:span text:style-name="T3">Clock signal to modules</text:span></text:p>
          </draw:text-box>
        </draw:frame>
        <draw:connector draw:style-name="gr51" draw:text-style-name="P12" draw:layer="layout" svg:x1="15.043cm" svg:y1="12.7cm" svg:x2="13.715cm" svg:y2="11.168cm" draw:start-shape="id12" draw:start-glue-point="0" draw:end-shape="id9" draw:end-glue-point="2" svg:d="M15043 12700v-766h-1328v-766" svg:viewBox="0 0 1329 1533">
          <text:p/>
        </draw:connector>
        <draw:connector draw:style-name="gr52" draw:text-style-name="P12" draw:layer="layout" svg:x1="12.503cm" svg:y1="12.7cm" svg:x2="13.715cm" svg:y2="11.168cm" draw:start-shape="id13" draw:start-glue-point="0" draw:end-shape="id9" draw:end-glue-point="2" svg:d="M12503 12700v-766h1212v-766" svg:viewBox="0 0 1213 1533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3" draw:text-style-name="P3" draw:layer="layout" svg:width="1.27cm" svg:height="1.27cm" svg:x="11.00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2.27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3.54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4.81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6.08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7.35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8.627cm" svg:y="5.191cm">
          <text:p text:style-name="P1">0</text:p>
          <draw:enhanced-geometry svg:viewBox="0 0 21600 21600" draw:type="rectangle" draw:enhanced-path="M 0 0 L 21600 0 21600 21600 0 21600 0 0 Z N"/>
        </draw:custom-shape>
        <draw:line draw:style-name="gr55" draw:text-style-name="P12" draw:layer="layout" svg:x1="11.642cm" svg:y1="7.731cm" svg:x2="11.642cm" svg:y2="6.461cm">
          <text:p/>
        </draw:line>
        <draw:frame draw:style-name="gr56" draw:text-style-name="P13" draw:layer="layout" svg:width="3.851cm" svg:height="0.962cm" svg:x="7.14cm" svg:y="5.388cm">
          <draw:text-box>
            <text:p>Data Array:</text:p>
          </draw:text-box>
        </draw:frame>
        <draw:frame draw:style-name="gr57" draw:text-style-name="P16" draw:layer="layout" svg:width="5.08cm" svg:height="0.977cm" svg:x="9.102cm" svg:y="7.913cm">
          <draw:text-box>
            <text:p text:style-name="P15">Data Pointer</text:p>
          </draw:text-box>
        </draw:frame>
        <draw:frame draw:style-name="gr43" draw:text-style-name="P13" draw:layer="layout" svg:width="0.718cm" svg:height="0.683cm" svg:x="11.259cm" svg:y="4.508cm">
          <draw:text-box>
            <text:p><text:span text:style-name="T7">0</text:span></text:p>
          </draw:text-box>
        </draw:frame>
        <draw:frame draw:style-name="gr43" draw:text-style-name="P13" draw:layer="layout" svg:width="0.718cm" svg:height="0.683cm" svg:x="12.529cm" svg:y="4.508cm">
          <draw:text-box>
            <text:p><text:span text:style-name="T7">1</text:span></text:p>
          </draw:text-box>
        </draw:frame>
        <draw:frame draw:style-name="gr43" draw:text-style-name="P13" draw:layer="layout" svg:width="0.718cm" svg:height="0.683cm" svg:x="13.804cm" svg:y="4.508cm">
          <draw:text-box>
            <text:p><text:span text:style-name="T7">2</text:span></text:p>
          </draw:text-box>
        </draw:frame>
        <draw:frame draw:style-name="gr43" draw:text-style-name="P13" draw:layer="layout" svg:width="0.718cm" svg:height="0.683cm" svg:x="15.069cm" svg:y="4.508cm">
          <draw:text-box>
            <text:p><text:span text:style-name="T7">3</text:span></text:p>
          </draw:text-box>
        </draw:frame>
        <draw:frame draw:style-name="gr43" draw:text-style-name="P13" draw:layer="layout" svg:width="0.718cm" svg:height="0.683cm" svg:x="16.296cm" svg:y="4.509cm">
          <draw:text-box>
            <text:p><text:span text:style-name="T7">4</text:span></text:p>
          </draw:text-box>
        </draw:frame>
        <draw:frame draw:style-name="gr43" draw:text-style-name="P13" draw:layer="layout" svg:width="0.718cm" svg:height="0.683cm" svg:x="17.566cm" svg:y="4.509cm">
          <draw:text-box>
            <text:p><text:span text:style-name="T7">5</text:span></text:p>
          </draw:text-box>
        </draw:frame>
        <draw:frame draw:style-name="gr43" draw:text-style-name="P13" draw:layer="layout" svg:width="0.718cm" svg:height="0.683cm" svg:x="18.841cm" svg:y="4.509cm">
          <draw:text-box>
            <text:p><text:span text:style-name="T7">6</text:span></text:p>
          </draw:text-box>
        </draw:frame>
        <draw:frame draw:style-name="gr58" draw:text-style-name="P13" draw:layer="layout" svg:width="0.832cm" svg:height="0.683cm" svg:x="20.118cm" svg:y="4.445cm">
          <draw:text-box>
            <text:p><text:span text:style-name="T7">...</text:span></text:p>
          </draw:text-box>
        </draw:frame>
        <draw:frame draw:style-name="gr59" draw:text-style-name="P13" draw:layer="layout" svg:width="2.348cm" svg:height="1.115cm" svg:x="8.727cm" svg:y="4.509cm">
          <draw:text-box>
            <text:p><text:span text:style-name="T7">Address:</text:span></text:p>
          </draw:text-box>
        </draw:frame>
        <draw:custom-shape draw:style-name="gr60" draw:text-style-name="P3" draw:layer="layout" svg:width="1.27cm" svg:height="1.27cm" svg:x="19.897cm" svg:y="5.191cm">
          <text:p text:style-name="P1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0" draw:text-style-name="P18" draw:layer="layout" svg:width="1.27cm" svg:height="1.27cm" svg:x="24.765cm" svg:y="4.445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5.71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6.98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8.255cm" svg:y="4.445cm">
          <text:p text:style-name="P17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9.525cm" svg:y="4.445cm">
          <text:p text:style-name="P17"><text:span text:style-name="T8">16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0.795cm" svg:y="4.445cm">
          <text:p text:style-name="P17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2.06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3.33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4.60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5.87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7.145cm" svg:y="4.445cm">
          <text:p text:style-name="P17"><text:span text:style-name="T8">41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8.41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9.68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20.95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22.22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23.49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line draw:style-name="gr55" draw:text-style-name="P12" draw:layer="layout" svg:x1="11.43cm" svg:y1="7.111cm" svg:x2="11.43cm" svg:y2="5.841cm">
          <text:p/>
        </draw:line>
        <draw:frame draw:style-name="gr56" draw:text-style-name="P19" draw:layer="layout" svg:width="3.851cm" svg:height="0.962cm" svg:x="1.693cm" svg:y="4.553cm">
          <draw:text-box>
            <text:p><text:span text:style-name="T8">Data (RAM)</text:span></text:p>
          </draw:text-box>
        </draw:frame>
        <draw:frame draw:style-name="gr61" draw:text-style-name="P20" draw:layer="layout" svg:width="5.08cm" svg:height="1.673cm" svg:x="8.89cm" svg:y="7.293cm">
          <draw:text-box>
            <text:p text:style-name="P15"><text:span text:style-name="T8">Data Pointer</text:span><text:span text:style-name="T8"><text:line-break/></text:span><text:span text:style-name="T8">(DP = 4)</text:span></text:p>
          </draw:text-box>
        </draw:frame>
        <draw:frame draw:style-name="gr43" draw:text-style-name="P19" draw:layer="layout" svg:width="0.718cm" svg:height="0.683cm" svg:x="5.967cm" svg:y="3.762cm">
          <draw:text-box>
            <text:p><text:span text:style-name="T7">0</text:span></text:p>
          </draw:text-box>
        </draw:frame>
        <draw:frame draw:style-name="gr43" draw:text-style-name="P19" draw:layer="layout" svg:width="0.718cm" svg:height="0.683cm" svg:x="7.237cm" svg:y="3.762cm">
          <draw:text-box>
            <text:p><text:span text:style-name="T7">1</text:span></text:p>
          </draw:text-box>
        </draw:frame>
        <draw:frame draw:style-name="gr43" draw:text-style-name="P19" draw:layer="layout" svg:width="0.718cm" svg:height="0.683cm" svg:x="8.512cm" svg:y="3.762cm">
          <draw:text-box>
            <text:p><text:span text:style-name="T7">2</text:span></text:p>
          </draw:text-box>
        </draw:frame>
        <draw:frame draw:style-name="gr43" draw:text-style-name="P19" draw:layer="layout" svg:width="0.718cm" svg:height="0.683cm" svg:x="9.777cm" svg:y="3.762cm">
          <draw:text-box>
            <text:p><text:span text:style-name="T7">3</text:span></text:p>
          </draw:text-box>
        </draw:frame>
        <draw:frame draw:style-name="gr43" draw:text-style-name="P19" draw:layer="layout" svg:width="0.718cm" svg:height="0.683cm" svg:x="11.004cm" svg:y="3.763cm">
          <draw:text-box>
            <text:p><text:span text:style-name="T7">4</text:span></text:p>
          </draw:text-box>
        </draw:frame>
        <draw:frame draw:style-name="gr43" draw:text-style-name="P19" draw:layer="layout" svg:width="0.718cm" svg:height="0.683cm" svg:x="12.274cm" svg:y="3.763cm">
          <draw:text-box>
            <text:p><text:span text:style-name="T7">5</text:span></text:p>
          </draw:text-box>
        </draw:frame>
        <draw:frame draw:style-name="gr43" draw:text-style-name="P19" draw:layer="layout" svg:width="0.718cm" svg:height="0.683cm" svg:x="13.549cm" svg:y="3.763cm">
          <draw:text-box>
            <text:p><text:span text:style-name="T7">6</text:span></text:p>
          </draw:text-box>
        </draw:frame>
        <draw:frame draw:style-name="gr43" draw:text-style-name="P19" draw:layer="layout" svg:width="0.718cm" svg:height="0.683cm" svg:x="14.814cm" svg:y="3.763cm">
          <draw:text-box>
            <text:p><text:span text:style-name="T7">7</text:span></text:p>
          </draw:text-box>
        </draw:frame>
        <draw:frame draw:style-name="gr43" draw:text-style-name="P19" draw:layer="layout" svg:width="0.718cm" svg:height="0.683cm" svg:x="16.136cm" svg:y="3.762cm">
          <draw:text-box>
            <text:p><text:span text:style-name="T7">8</text:span></text:p>
          </draw:text-box>
        </draw:frame>
        <draw:frame draw:style-name="gr43" draw:text-style-name="P19" draw:layer="layout" svg:width="0.718cm" svg:height="0.683cm" svg:x="17.406cm" svg:y="3.762cm">
          <draw:text-box>
            <text:p><text:span text:style-name="T7">9</text:span></text:p>
          </draw:text-box>
        </draw:frame>
        <draw:frame draw:style-name="gr44" draw:text-style-name="P19" draw:layer="layout" svg:width="0.934cm" svg:height="0.683cm" svg:x="18.681cm" svg:y="3.762cm">
          <draw:text-box>
            <text:p><text:span text:style-name="T7">10</text:span></text:p>
          </draw:text-box>
        </draw:frame>
        <draw:frame draw:style-name="gr44" draw:text-style-name="P19" draw:layer="layout" svg:width="0.934cm" svg:height="0.683cm" svg:x="19.946cm" svg:y="3.762cm">
          <draw:text-box>
            <text:p><text:span text:style-name="T7">11</text:span></text:p>
          </draw:text-box>
        </draw:frame>
        <draw:frame draw:style-name="gr44" draw:text-style-name="P19" draw:layer="layout" svg:width="0.934cm" svg:height="0.683cm" svg:x="21.173cm" svg:y="3.763cm">
          <draw:text-box>
            <text:p><text:span text:style-name="T7">12</text:span></text:p>
          </draw:text-box>
        </draw:frame>
        <draw:frame draw:style-name="gr44" draw:text-style-name="P19" draw:layer="layout" svg:width="0.934cm" svg:height="0.683cm" svg:x="22.443cm" svg:y="3.763cm">
          <draw:text-box>
            <text:p><text:span text:style-name="T7">13</text:span></text:p>
          </draw:text-box>
        </draw:frame>
        <draw:frame draw:style-name="gr44" draw:text-style-name="P19" draw:layer="layout" svg:width="0.934cm" svg:height="0.683cm" svg:x="23.718cm" svg:y="3.763cm">
          <draw:text-box>
            <text:p><text:span text:style-name="T7">14</text:span></text:p>
          </draw:text-box>
        </draw:frame>
        <draw:frame draw:style-name="gr58" draw:text-style-name="P19" draw:layer="layout" svg:width="0.832cm" svg:height="0.683cm" svg:x="24.983cm" svg:y="3.763cm">
          <draw:text-box>
            <text:p><text:span text:style-name="T7">...</text:span></text:p>
          </draw:text-box>
        </draw:frame>
        <draw:frame draw:style-name="gr59" draw:text-style-name="P19" draw:layer="layout" svg:width="2.348cm" svg:height="1.115cm" svg:x="3.435cm" svg:y="3.763cm">
          <draw:text-box>
            <text:p><text:span text:style-name="T7">Address: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 draw:style-name="gr1">
          <draw:custom-shape draw:style-name="gr62" draw:text-style-name="P23" draw:layer="layout" svg:width="1.313cm" svg:height="1.314cm" svg:x="3.521cm" svg:y="3.311cm">
            <text:p text:style-name="P22"><text:span text:style-name="T9">I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3" draw:layer="layout" svg:width="1.314cm" svg:height="1.314cm" svg:x="4.834cm" svg:y="3.311cm">
            <text:p text:style-name="P22"><text:span text:style-name="T9">I2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314cm" svg:height="1.314cm" svg:x="6.148cm" svg:y="3.311cm">
            <text:p text:style-name="P22"><text:span text:style-name="T9">I1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314cm" svg:height="1.314cm" svg:x="7.462cm" svg:y="3.311cm">
            <text:p text:style-name="P22"><text:span text:style-name="T9">I0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314cm" svg:height="1.314cm" svg:x="8.776cm" svg:y="3.311cm">
            <text:p text:style-name="P22"><text:span text:style-name="T9">V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313cm" svg:height="1.314cm" svg:x="10.09cm" svg:y="3.311cm">
            <text:p text:style-name="P22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314cm" svg:height="1.314cm" svg:x="11.403cm" svg:y="3.311cm">
            <text:p text:style-name="P22"><text:span text:style-name="T9">Z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314cm" svg:height="1.314cm" svg:x="12.717cm" svg:y="3.311cm">
            <text:p text:style-name="P22"><text:span text:style-name="T9">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3" draw:layer="layout" svg:width="1.313cm" svg:height="1.314cm" svg:x="2.208cm" svg:y="3.312cm">
            <text:p text:style-name="P22"><text:span text:style-name="T9">C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3" draw:layer="layout" svg:width="1.313cm" svg:height="1.314cm" svg:x="0.895cm" svg:y="3.312cm">
            <text:p text:style-name="P22"><text:span text:style-name="T9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4" draw:layer="layout" svg:width="3.427cm" svg:height="1.149cm" svg:x="4.705cm" svg:y="2.086cm">
          <draw:text-box>
            <text:p text:style-name="P15"><text:span text:style-name="T10">Instruction</text:span></text:p>
          </draw:text-box>
        </draw:frame>
        <draw:frame draw:style-name="gr66" draw:text-style-name="P25" draw:layer="layout" svg:width="2.228cm" svg:height="1.148cm" svg:x="10.42cm" svg:y="2.023cm">
          <draw:text-box>
            <text:p><text:span text:style-name="T10">State</text:span></text:p>
          </draw:text-box>
        </draw:frame>
        <draw:line draw:style-name="gr67" draw:text-style-name="P26" draw:layer="layout" svg:x1="3.522cm" svg:y1="2.032cm" svg:x2="3.516cm" svg:y2="5.577cm">
          <text:p/>
        </draw:line>
        <draw:frame draw:style-name="gr68" draw:text-style-name="P28" draw:layer="layout" svg:width="3.22cm" svg:height="1.149cm" svg:x="10.115cm" svg:y="7.106cm">
          <draw:text-box>
            <text:p text:style-name="P27"><text:span text:style-name="T11">Address</text:span></text:p>
          </draw:text-box>
        </draw:frame>
        <draw:custom-shape draw:style-name="gr69" draw:text-style-name="P29" draw:layer="layout" svg:width="7.62cm" svg:height="0.635cm" svg:x="18.383cm" svg:y="2.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2.8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3.54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4.1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4.82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5.45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6.0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6.72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7.35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7.62cm" svg:height="0.635cm" svg:x="18.383cm" svg:y="7.988cm">
          <text:p text:style-name="P15">Control Signals:</text:p>
          <draw:enhanced-geometry svg:viewBox="0 0 21600 21600" draw:type="rectangle" draw:enhanced-path="M 0 0 L 21600 0 21600 21600 0 21600 0 0 Z N"/>
        </draw:custom-shape>
        <draw:custom-shape draw:style-name="gr70" draw:text-style-name="P30" xml:id="id15" draw:id="id15" draw:layer="layout" svg:width="7.62cm" svg:height="0.635cm" svg:x="18.383cm" svg:y="8.636cm">
          <text:p text:style-name="P15">1100000100000001</text:p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9.26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9.91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10.5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11.1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11.817cm">
          <text:p/>
          <draw:enhanced-geometry svg:viewBox="0 0 21600 21600" draw:type="rectangle" draw:enhanced-path="M 0 0 L 21600 0 21600 21600 0 21600 0 0 Z N"/>
        </draw:custom-shape>
        <draw:frame draw:style-name="gr71" draw:text-style-name="P28" draw:layer="layout" svg:width="5.853cm" svg:height="1.149cm" svg:x="19.207cm" svg:y="0.83cm">
          <draw:text-box>
            <text:p text:style-name="P27"><text:span text:style-name="T11">Microcode ROM</text:span></text:p>
          </draw:text-box>
        </draw:frame>
        <draw:line draw:style-name="gr72" draw:text-style-name="P12" xml:id="id14" draw:id="id14" draw:layer="layout" svg:x1="0.635cm" svg:y1="5.715cm" svg:x2="14.605cm" svg:y2="5.715cm">
          <text:p/>
        </draw:line>
        <draw:connector draw:style-name="gr73" draw:text-style-name="P12" draw:layer="layout" draw:type="curve" draw:line-skew="-8.515cm" svg:x1="7.62cm" svg:y1="5.715cm" svg:x2="18.383cm" svg:y2="8.953cm" draw:start-shape="id14" draw:start-glue-point="0" draw:end-shape="id15" svg:d="M7620 5715c598 0-4783 3238 10763 3238" svg:viewBox="0 0 11197 3239">
          <text:p/>
        </draw:connector>
        <draw:frame draw:style-name="gr74" draw:text-style-name="P31" draw:layer="layout" svg:width="1.905cm" svg:height="1.517cm" svg:x="21.516cm" svg:y="12.92cm">
          <draw:text-box>
            <text:p><text:span text:style-name="T12">⋮</text:span></text:p>
          </draw:text-box>
        </draw:frame>
        <draw:frame draw:style-name="gr75" draw:text-style-name="P28" draw:layer="layout" svg:width="3.711cm" svg:height="1.149cm" svg:x="6.918cm" svg:y="0.753cm">
          <draw:text-box>
            <text:p text:style-name="P27"><text:span text:style-name="T11">I-</text:span><text:span text:style-name="T11">Registe</text:span><text:span text:style-name="T11">r</text:span></text:p>
          </draw:text-box>
        </draw:frame>
        <draw:line draw:style-name="gr67" draw:text-style-name="P26" draw:layer="layout" svg:x1="8.785cm" svg:y1="2.022cm" svg:x2="8.779cm" svg:y2="5.567cm">
          <text:p/>
        </draw:line>
        <draw:frame draw:style-name="gr65" draw:text-style-name="P24" draw:layer="layout" svg:width="3.175cm" svg:height="1.149cm" svg:x="1.085cm" svg:y="2.098cm">
          <draw:text-box>
            <text:p text:style-name="P15"><text:span text:style-name="T10">Cycle</text:span></text:p>
          </draw:text-box>
        </draw:frame>
        <draw:frame draw:style-name="gr76" draw:text-style-name="P32" draw:layer="layout" svg:width="1.806cm" svg:height="1.149cm" svg:x="1.245cm" svg:y="0.745cm">
          <draw:text-box>
            <text:p text:style-name="P27"><text:span text:style-name="T11">CU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7" draw:layer="layout" svg:width="3.75cm" svg:height="6.079cm" svg:x="3.173cm" svg:y="3.2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3">M_CLK</text:p>
              </table:table-cell>
            </table:table-row>
            <table:table-row table:style-name="ro1">
              <table:table-cell table:style-name="ce1">
                <text:p text:style-name="P33">LD_0</text:p>
              </table:table-cell>
            </table:table-row>
            <table:table-row table:style-name="ro1">
              <table:table-cell table:style-name="ce1">
                <text:p text:style-name="P33">CLK_0</text:p>
              </table:table-cell>
            </table:table-row>
            <table:table-row table:style-name="ro1">
              <table:table-cell table:style-name="ce1">
                <text:p text:style-name="P33">LD_1</text:p>
              </table:table-cell>
            </table:table-row>
            <table:table-row table:style-name="ro1">
              <table:table-cell table:style-name="ce1">
                <text:p text:style-name="P33">CLK_1</text:p>
              </table:table-cell>
            </table:table-row>
            <table:table-row table:style-name="ro1">
              <table:table-cell table:style-name="ce1">
                <text:p text:style-name="P33">LD_2</text:p>
              </table:table-cell>
            </table:table-row>
            <table:table-row table:style-name="ro1">
              <table:table-cell table:style-name="ce1">
                <text:p text:style-name="P33">CLK_2</text:p>
              </table:table-cell>
            </table:table-row>
            <table:table-row table:style-name="ro1">
              <table:table-cell table:style-name="ce1">
                <text:p text:style-name="P33">CL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8" draw:text-style-name="P15" draw:layer="layout" svg:width="12.116cm" svg:height="6.146cm" svg:x="6.98cm" svg:y="3.239cm">
          <draw:image xlink:href="Pictures/10000001000001DF000000F3D74B19F5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4-12-30T22:03:34.868952263</dc:date>
    <meta:editing-duration>P3DT4H15M39S</meta:editing-duration>
    <meta:editing-cycles>16</meta:editing-cycles>
    <meta:generator>LibreOffice/24.2.7.2$Linux_X86_64 LibreOffice_project/420$Build-2</meta:generator>
    <meta:document-statistic meta:object-count="228"/>
  </office:meta>
</office:document-meta>
</file>